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nt_acc</text:p>
          </table:table-cell>
          <table:table-cell/>
        </table:table-row>
        <table:table-row table:style-name="ro1">
          <table:table-cell office:value-type="string" calcext:value-type="string">
            <text:p>w2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77" calcext:value-type="float">
            <text:p>0.77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4567" calcext:value-type="float">
            <text:p>0.4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5172" calcext:value-type="float">
            <text:p>0.5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table:number-columns-repeated="4"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2v+p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5772" calcext:value-type="float">
            <text:p>0.57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5792" calcext:value-type="float">
            <text:p>0.5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4953" calcext:value-type="float">
            <text:p>0.84953</text:p>
          </table:table-cell>
          <table:table-cell office:value-type="float" office:value="0.84073" calcext:value-type="float">
            <text:p>0.84073</text:p>
          </table:table-cell>
          <table:table-cell office:value-type="float" office:value="0.6248" calcext:value-type="float">
            <text:p>0.6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table:number-columns-repeated="4"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2v+pos+depr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22" calcext:value-type="float">
            <text:p>0.822</text:p>
          </table:table-cell>
          <table:table-cell office:value-type="float" office:value="0.6038" calcext:value-type="float">
            <text:p>0.60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6083" calcext:value-type="float">
            <text:p>0.60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657" calcext:value-type="float">
            <text:p>0.8657</text:p>
          </table:table-cell>
          <table:table-cell table:style-name="ce1" office:value-type="float" office:value="0.8557" calcext:value-type="float">
            <text:p>0.8557</text:p>
          </table:table-cell>
          <table:table-cell office:value-type="float" office:value="0.6683" calcext:value-type="float">
            <text:p>0.6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52" calcext:value-type="float">
            <text:p>0.852</text:p>
          </table:table-cell>
          <table:table-cell office:value-type="float" office:value="0.6543" calcext:value-type="float">
            <text:p>0.6543</text:p>
          </table:table-cell>
          <table:table-cell office:value-type="string" calcext:value-type="string">
            <text:p>#TO REPEAT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nt_acc</text:p>
          </table:table-cell>
          <table:table-cell/>
        </table:table-row>
        <table:table-row table:style-name="ro1">
          <table:table-cell office:value-type="string" calcext:value-type="string">
            <text:p>w2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77" calcext:value-type="float">
            <text:p>0.77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4567" calcext:value-type="float">
            <text:p>0.4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5172" calcext:value-type="float">
            <text:p>0.5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table:number-columns-repeated="4"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2v+p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5772" calcext:value-type="float">
            <text:p>0.57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5792" calcext:value-type="float">
            <text:p>0.5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4953" calcext:value-type="float">
            <text:p>0.84953</text:p>
          </table:table-cell>
          <table:table-cell office:value-type="float" office:value="0.84073" calcext:value-type="float">
            <text:p>0.84073</text:p>
          </table:table-cell>
          <table:table-cell office:value-type="float" office:value="0.6248" calcext:value-type="float">
            <text:p>0.6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office:value-type="float" office:value="84.15" calcext:value-type="float">
            <text:p>84.15</text:p>
          </table:table-cell>
          <table:table-cell office:value-type="float" office:value="86.31" calcext:value-type="float">
            <text:p>86.31</text:p>
          </table:table-cell>
          <table:table-cell office:value-type="float" office:value="85.22" calcext:value-type="float">
            <text:p>85.22</text:p>
          </table:table-cell>
          <table:table-cell office:value-type="float" office:value="66.68" calcext:value-type="float">
            <text:p>66.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2v+pos+depr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22" calcext:value-type="float">
            <text:p>0.822</text:p>
          </table:table-cell>
          <table:table-cell office:value-type="float" office:value="0.6038" calcext:value-type="float">
            <text:p>0.60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6083" calcext:value-type="float">
            <text:p>0.60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683" calcext:value-type="float">
            <text:p>0.6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office:value-type="float" office:value="84.54" calcext:value-type="float">
            <text:p>84.54</text:p>
          </table:table-cell>
          <table:table-cell office:value-type="float" office:value="87.39" calcext:value-type="float">
            <text:p>87.39</text:p>
          </table:table-cell>
          <table:table-cell office:value-type="float" office:value="85.94" calcext:value-type="float">
            <text:p>85.94</text:p>
          </table:table-cell>
          <table:table-cell office:value-type="float" office:value="68.18" calcext:value-type="float">
            <text:p>68.18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ent_acc</text:p>
          </table:table-cell>
          <table:table-cell/>
        </table:table-row>
        <table:table-row table:style-name="ro1">
          <table:table-cell office:value-type="string" calcext:value-type="string">
            <text:p>w2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77" calcext:value-type="float">
            <text:p>0.77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4567" calcext:value-type="float">
            <text:p>0.4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5172" calcext:value-type="float">
            <text:p>0.5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table:number-columns-repeated="4"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2v+p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5772" calcext:value-type="float">
            <text:p>0.57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5792" calcext:value-type="float">
            <text:p>0.5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4953" calcext:value-type="float">
            <text:p>0.84953</text:p>
          </table:table-cell>
          <table:table-cell office:value-type="float" office:value="0.84073" calcext:value-type="float">
            <text:p>0.84073</text:p>
          </table:table-cell>
          <table:table-cell office:value-type="float" office:value="0.6248" calcext:value-type="float">
            <text:p>0.6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office:value-type="float" office:value="84.15" calcext:value-type="float">
            <text:p>84.15</text:p>
          </table:table-cell>
          <table:table-cell office:value-type="float" office:value="86.31" calcext:value-type="float">
            <text:p>86.31</text:p>
          </table:table-cell>
          <table:table-cell office:value-type="float" office:value="85.22" calcext:value-type="float">
            <text:p>85.22</text:p>
          </table:table-cell>
          <table:table-cell office:value-type="float" office:value="66.68" calcext:value-type="float">
            <text:p>66.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2v+pos+depr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22" calcext:value-type="float">
            <text:p>0.822</text:p>
          </table:table-cell>
          <table:table-cell office:value-type="float" office:value="0.6038" calcext:value-type="float">
            <text:p>0.60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lstm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6083" calcext:value-type="float">
            <text:p>0.60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stm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683" calcext:value-type="float">
            <text:p>0.6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 + bilstm</text:p>
          </table:table-cell>
          <table:table-cell office:value-type="float" office:value="84.51" calcext:value-type="float">
            <text:p>84.51</text:p>
          </table:table-cell>
          <table:table-cell office:value-type="float" office:value="85.92" calcext:value-type="float">
            <text:p>85.92</text:p>
          </table:table-cell>
          <table:table-cell office:value-type="float" office:value="85.21" calcext:value-type="float">
            <text:p>85.21</text:p>
          </table:table-cell>
          <table:table-cell office:value-type="float" office:value="66.63" calcext:value-type="float">
            <text:p>66.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9:48:55.02849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6T22:32:53.790460551</dc:date>
    <meta:editing-duration>P6DT1M1S</meta:editing-duration>
    <meta:editing-cycles>8</meta:editing-cycles>
    <meta:generator>LibreOffice/6.0.7.3$Linux_X86_64 LibreOffice_project/00m0$Build-3</meta:generator>
    <meta:document-statistic meta:table-count="1" meta:cell-count="208" meta:object-count="0"/>
  </office:meta>
</office:document-meta>
</file>